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0.3715in" style:rel-column-width="3637*"/>
    </style:style>
    <style:style style:name="Table1.E" style:family="table-column">
      <style:table-column-properties style:column-width="0.3722in" style:rel-column-width="3644*"/>
    </style:style>
    <style:style style:name="Table1.R" style:family="table-column">
      <style:table-column-properties style:column-width="0.3743in" style:rel-column-width="3664*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>
        <style:tab-stops>
          <style:tab-stop style:position="1.9335in"/>
          <style:tab-stop style:position="5.0583in" style:type="center"/>
          <style:tab-stop style:position="5.25in" style:type="center"/>
        </style:tab-stops>
      </style:paragraph-properties>
      <style:text-properties style:use-window-font-color="true" style:font-name="Liberation Serif" fo:font-size="11pt" fo:language="es" fo:country="AR" officeooo:rsid="0016307d" officeooo:paragraph-rsid="0016307d" style:letter-kerning="true" style:font-name-asian="FreeSans" style:font-size-asian="11pt" style:language-asian="hi" style:country-asian="IN" style:font-name-complex="Liberation Serif1" style:font-size-complex="12pt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paragraph-properties fo:line-height="100%"/>
      <style:text-properties fo:language="es" fo:country="AR"/>
    </style:style>
    <style:style style:name="P4" style:family="paragraph" style:parent-style-name="Standard">
      <style:paragraph-properties fo:line-height="100%" fo:text-align="end" style:justify-single-word="false"/>
      <style:text-properties fo:language="es" fo:country="AR"/>
    </style:style>
    <style:style style:name="P5" style:family="paragraph" style:parent-style-name="Standard">
      <style:paragraph-properties fo:line-height="100%" fo:text-align="justify" style:justify-single-word="false"/>
      <style:text-properties fo:language="es" fo:country="AR"/>
    </style:style>
    <style:style style:name="P6" style:family="paragraph" style:parent-style-name="Standard">
      <style:paragraph-properties fo:line-height="100%" fo:text-align="justify" style:justify-single-word="false"/>
      <style:text-properties fo:language="es" fo:country="AR" officeooo:paragraph-rsid="001e2d70"/>
    </style:style>
    <style:style style:name="P7" style:family="paragraph" style:parent-style-name="Standard">
      <style:paragraph-properties fo:line-height="100%" fo:text-align="justify" style:justify-single-word="false"/>
      <style:text-properties fo:language="es" fo:country="AR" officeooo:paragraph-rsid="0016307d"/>
    </style:style>
    <style:style style:name="P8" style:family="paragraph" style:parent-style-name="Standard">
      <style:paragraph-properties fo:line-height="100%" fo:text-align="center" style:justify-single-word="false"/>
      <style:text-properties fo:language="es" fo:country="AR" officeooo:paragraph-rsid="0017f513"/>
    </style:style>
    <style:style style:name="P9" style:family="paragraph" style:parent-style-name="Standard">
      <style:paragraph-properties fo:line-height="100%">
        <style:tab-stops>
          <style:tab-stop style:position="1in" style:type="center"/>
        </style:tab-stops>
      </style:paragraph-properties>
      <style:text-properties fo:language="es" fo:country="AR"/>
    </style:style>
    <style:style style:name="P10" style:family="paragraph" style:parent-style-name="Standard">
      <style:paragraph-properties fo:line-height="100%" fo:text-align="justify" style:justify-single-word="false"/>
      <style:text-properties fo:language="es" fo:country="AR" officeooo:rsid="0016307d" officeooo:paragraph-rsid="0016307d"/>
    </style:style>
    <style:style style:name="P11" style:family="paragraph" style:parent-style-name="Standard">
      <style:text-properties fo:language="es" fo:country="AR" fo:font-style="italic" style:font-style-asian="italic" style:font-style-complex="italic"/>
    </style:style>
    <style:style style:name="P12" style:family="paragraph" style:parent-style-name="Standard">
      <style:text-properties fo:language="es" fo:country="AR" fo:font-style="italic" officeooo:rsid="00185029" officeooo:paragraph-rsid="00185029" style:font-style-asian="italic" style:font-style-complex="italic"/>
    </style:style>
    <style:style style:name="P13" style:family="paragraph" style:parent-style-name="Standard">
      <style:paragraph-properties fo:line-height="100%" fo:text-align="justify" style:justify-single-word="false"/>
      <style:text-properties fo:language="es" fo:country="AR" fo:font-style="italic" officeooo:rsid="0016307d" officeooo:paragraph-rsid="0016307d" style:font-style-asian="italic" style:font-style-complex="italic"/>
    </style:style>
    <style:style style:name="P14" style:family="paragraph" style:parent-style-name="Standard">
      <style:paragraph-properties fo:line-height="100%" fo:text-align="justify" style:justify-single-word="false"/>
      <style:text-properties fo:language="es" fo:country="AR" fo:font-style="italic" officeooo:rsid="0016307d" officeooo:paragraph-rsid="0016307d" fo:background-color="#bcbcbc" style:font-style-asian="italic" style:font-style-complex="italic"/>
    </style:style>
    <style:style style:name="P15" style:family="paragraph" style:parent-style-name="Standard">
      <style:paragraph-properties fo:line-height="100%" fo:text-align="end" style:justify-single-word="false"/>
      <style:text-properties fo:language="es" fo:country="AR" fo:font-style="italic" officeooo:rsid="0016307d" officeooo:paragraph-rsid="0016307d" fo:background-color="#bcbcbc" style:font-style-asian="italic" style:font-style-complex="italic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9335in"/>
          <style:tab-stop style:position="5.0583in" style:type="center"/>
        </style:tab-stops>
      </style:paragraph-properties>
      <style:text-properties fo:font-size="11pt" fo:language="es" fo:country="AR" officeooo:paragraph-rsid="0016307d" style:font-size-asian="11pt"/>
    </style:style>
    <style:style style:name="P17" style:family="paragraph" style:parent-style-name="Standard">
      <style:paragraph-properties fo:line-height="100%"/>
      <style:text-properties fo:font-size="14pt" fo:language="es" fo:country="AR" style:font-size-asian="14pt"/>
    </style:style>
    <style:style style:name="P18" style:family="paragraph" style:parent-style-name="Standard">
      <style:paragraph-properties fo:line-height="100%"/>
      <style:text-properties fo:font-size="14pt" fo:language="es" fo:country="AR" fo:font-weight="bold" style:font-size-asian="14pt" style:font-weight-asian="bold"/>
    </style:style>
    <style:style style:name="P19" style:family="paragraph" style:parent-style-name="Standard">
      <style:paragraph-properties fo:line-height="100%" fo:text-align="justify" style:justify-single-word="false"/>
      <style:text-properties fo:font-size="14pt" fo:language="es" fo:country="AR" fo:font-weight="bold" style:font-size-asian="14pt" style:font-weight-asian="bold"/>
    </style:style>
    <style:style style:name="P20" style:family="paragraph" style:parent-style-name="Standard">
      <style:paragraph-properties fo:line-height="100%" fo:text-align="center" style:justify-single-word="false" fo:break-before="page"/>
      <style:text-properties fo:font-size="20pt" fo:language="es" fo:country="AR" officeooo:paragraph-rsid="0017f513" style:font-size-asian="20pt"/>
    </style:style>
    <style:style style:name="P21" style:family="paragraph" style:parent-style-name="Standard">
      <style:paragraph-properties fo:margin-top="0in" fo:margin-bottom="0.0827in" loext:contextual-spacing="false" fo:line-height="100%" fo:text-align="justify" style:justify-single-word="false"/>
      <style:text-properties fo:language="es" fo:country="AR"/>
    </style:style>
    <style:style style:name="P22" style:family="paragraph" style:parent-style-name="Standard">
      <style:paragraph-properties fo:margin-top="0in" fo:margin-bottom="0.0827in" loext:contextual-spacing="false" fo:line-height="100%" fo:text-align="justify" style:justify-single-word="false"/>
      <style:text-properties fo:language="es" fo:country="AR" fo:font-style="italic" officeooo:rsid="0016307d" officeooo:paragraph-rsid="0016307d" fo:background-color="#bcbcbc" style:font-style-asian="italic" style:font-style-complex="italic"/>
    </style:style>
    <style:style style:name="P23" style:family="paragraph" style:parent-style-name="Table_20_Contents">
      <style:text-properties fo:language="es" fo:country="AR"/>
    </style:style>
    <style:style style:name="P24" style:family="paragraph" style:parent-style-name="Table_20_Contents">
      <style:text-properties fo:language="es" fo:country="AR" officeooo:rsid="0016307d" officeooo:paragraph-rsid="0016307d"/>
    </style:style>
    <style:style style:name="P25" style:family="paragraph" style:parent-style-name="Table_20_Contents">
      <style:paragraph-properties fo:text-align="center" style:justify-single-word="false"/>
      <style:text-properties fo:language="es" fo:country="AR" officeooo:rsid="0016307d" officeooo:paragraph-rsid="0016307d"/>
    </style:style>
    <style:style style:name="P26" style:family="paragraph" style:parent-style-name="Table_20_Contents">
      <style:text-properties fo:language="es" fo:country="AR" officeooo:rsid="0017f513" officeooo:paragraph-rsid="0017f51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/>
    </style:style>
    <style:style style:name="T7" style:family="text">
      <style:text-properties fo:language="pt" fo:country="BR" officeooo:rsid="001cec69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e2d70"/>
    </style:style>
    <style:style style:name="T10" style:family="text">
      <style:text-properties fo:language="es" fo:country="ES" officeooo:rsid="001f46a1"/>
    </style:style>
    <style:style style:name="T11" style:family="text">
      <style:text-properties fo:language="es" fo:country="ES" officeooo:rsid="00206c55"/>
    </style:style>
    <style:style style:name="T12" style:family="text">
      <style:text-properties fo:font-style="italic" fo:background-color="#bcbcbc" loext:char-shading-value="0" style:font-style-asian="italic" style:font-style-complex="italic"/>
    </style:style>
    <style:style style:name="T13" style:family="text">
      <style:text-properties fo:font-style="italic" style:text-underline-style="none" officeooo:rsid="0016307d" fo:background-color="#bcbcbc" loext:char-shading-value="0" style:font-style-asian="italic" style:font-style-complex="italic"/>
    </style:style>
    <style:style style:name="T14" style:family="text">
      <style:text-properties style:use-window-font-color="true" style:font-name="Liberation Serif" fo:font-size="12pt" fo:language="es" fo:country="AR" fo:font-style="italic" style:text-underline-style="none" officeooo:rsid="0016307d" style:letter-kerning="true" fo:background-color="#bcbcbc" loext:char-shading-value="0" style:font-name-asian="FreeSans" style:font-size-asian="12pt" style:language-asian="hi" style:country-asian="IN" style:font-style-asian="italic" style:font-name-complex="Liberation Serif1" style:font-size-complex="12pt" style:font-style-complex="italic"/>
    </style:style>
    <style:style style:name="T15" style:family="text">
      <style:text-properties style:use-window-font-color="true" style:font-name="Liberation Serif" fo:font-size="12pt" fo:language="es" fo:country="AR" fo:font-style="italic" style:text-underline-style="none" officeooo:rsid="0017f513" style:letter-kerning="true" fo:background-color="#bcbcbc" loext:char-shading-value="0" style:font-name-asian="FreeSans" style:font-size-asian="12pt" style:language-asian="hi" style:country-asian="IN" style:font-style-asian="italic" style:font-name-complex="Liberation Serif1" style:font-size-complex="12pt" style:font-style-complex="italic"/>
    </style:style>
    <style:style style:name="T16" style:family="text">
      <style:text-properties style:use-window-font-color="true" style:font-name="Liberation Serif" fo:font-size="12pt" fo:language="es" fo:country="ES" officeooo:rsid="001e2d70" style:letter-kerning="true" style:font-name-asian="FreeSans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style:font-name="Liberation Serif" fo:font-size="12pt" fo:language="es" fo:country="ES" officeooo:rsid="00206c55" style:letter-kerning="true" style:font-name-asian="FreeSan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style:font-name="Liberation Serif" fo:font-size="12pt" fo:font-style="italic" style:text-underline-style="none" officeooo:rsid="0017f513" style:letter-kerning="true" fo:background-color="#bcbcbc" loext:char-shading-value="0" style:font-name-asian="FreeSans" style:font-size-asian="12pt" style:language-asian="hi" style:country-asian="IN" style:font-style-asian="italic" style:font-name-complex="Liberation Serif1" style:font-size-complex="12pt" style:font-style-complex="italic"/>
    </style:style>
    <style:style style:name="T19" style:family="text">
      <style:text-properties style:use-window-font-color="true" style:font-name="Liberation Serif" fo:font-size="12pt" fo:font-style="italic" style:text-underline-style="none" officeooo:rsid="0016307d" style:letter-kerning="true" fo:background-color="#bcbcbc" loext:char-shading-value="0" style:font-name-asian="FreeSans" style:font-size-asian="12pt" style:language-asian="hi" style:country-asian="IN" style:font-style-asian="italic" style:font-name-complex="Liberation Serif1" style:font-size-complex="12pt" style:font-style-complex="italic"/>
    </style:style>
    <style:style style:name="T20" style:family="text">
      <style:text-properties style:use-window-font-color="true" style:font-name="Liberation Serif" fo:font-size="12pt" officeooo:rsid="001e2d70" style:letter-kerning="true" style:font-name-asian="FreeSans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style:font-name="Liberation Serif" fo:font-size="12pt" officeooo:rsid="00206c55" style:letter-kerning="true" style:font-name-asian="FreeSans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style:font-name="Liberation Serif" fo:font-size="14pt" fo:language="es" fo:country="AR" fo:font-style="italic" style:text-underline-style="none" officeooo:rsid="001b0dc1" style:letter-kerning="true" fo:background-color="#bcbcbc" loext:char-shading-value="0" style:font-name-asian="FreeSans" style:font-size-asian="14pt" style:language-asian="hi" style:country-asian="IN" style:font-style-asian="italic" style:font-name-complex="Liberation Serif1" style:font-size-complex="12pt" style:font-style-complex="italic"/>
    </style:style>
    <style:style style:name="T23" style:family="text">
      <style:text-properties style:use-window-font-color="true" style:font-name="Liberation Serif" fo:font-size="14pt" fo:font-style="italic" style:text-underline-style="none" officeooo:rsid="001b0dc1" style:letter-kerning="true" fo:background-color="#bcbcbc" loext:char-shading-value="0" style:font-name-asian="FreeSans" style:font-size-asian="14pt" style:language-asian="hi" style:country-asian="IN" style:font-style-asian="italic" style:font-name-complex="Liberation Serif1" style:font-size-complex="12pt" style:font-style-complex="italic"/>
    </style:style>
    <style:style style:name="T24" style:family="text">
      <style:text-properties officeooo:rsid="0017f513"/>
    </style:style>
    <style:style style:name="T25" style:family="text">
      <style:text-properties officeooo:rsid="001bd595"/>
    </style:style>
    <style:style style:name="T26" style:family="text">
      <style:text-properties officeooo:rsid="001ccc4e"/>
    </style:style>
    <style:style style:name="T27" style:family="text">
      <style:text-properties officeooo:rsid="001cec69"/>
    </style:style>
    <style:style style:name="T28" style:family="text">
      <style:text-properties officeooo:rsid="001e2d70"/>
    </style:style>
    <style:style style:name="T29" style:family="text">
      <style:text-properties officeooo:rsid="001f46a1"/>
    </style:style>
    <style:style style:name="T30" style:family="text">
      <style:text-properties officeooo:rsid="00206c5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4"/>
        <text:p text:style-name="P4"/>
        <text:p text:style-name="P4">Bahía Blanca, <text:span text:style-name="T13">fecha</text:span></text:p>
        <text:p text:style-name="P4"/>
        <text:p text:style-name="P4"/>
        <text:p text:style-name="P3">Señor Director Decano</text:p>
        <text:p text:style-name="P3">Departamento de Ciencias e Ingeniería de la Computación</text:p>
        <text:p text:style-name="P3">Dr. Marcelo A. Falappa</text:p>
        <text:p text:style-name="P3">S/D</text:p>
        <text:p text:style-name="P3"/>
        <text:p text:style-name="P5"/>
        <text:p text:style-name="P5"><text:tab/>Me dirijo a Usted y por su intermedio al Consejo Departamental a fin de presentar la Propuesta de Plan de Proyecto Final que se adjunta, conforme a la reglamentación vigente. Adicionalmente adjunto la historia académica a los efecto de demostrar que me encuentro en las condiciones de correlatividad establecidas en el Plan <text:span text:style-name="T18">año</text:span> de l<text:span text:style-name="T24">a </text:span><text:span text:style-name="T19">carrera</text:span>.</text:p>
        <text:p text:style-name="P5"/>
        <text:p text:style-name="P5">Sin otro particular lo saluda atte.</text:p>
        <text:p text:style-name="P5"/>
        <text:p text:style-name="P5"/>
        <text:p text:style-name="P5"/>
        <text:p text:style-name="P1"><text:tab/><text:tab/><text:span text:style-name="T12">Nombre y apellido</text:span></text:p>
        <text:p text:style-name="P16"><text:tab/><text:tab/>L.U: ...</text:p>
        <text:p text:style-name="P16"><text:tab/><text:tab/>e-mail: ...</text:p>
      </text:section>
      <text:section text:style-name="Sect1" text:name="Section3">
        <text:p text:style-name="P20">Propuesta de Plan de Proyecto Final</text:p>
        <text:p text:style-name="P8"><text:span text:style-name="T23">Ingenieria en Computacion</text:span><text:span text:style-name="T1"> – Plan </text:span><text:span text:style-name="T23">2013</text:span></text:p>
        <text:p text:style-name="P17"/>
        <text:p text:style-name="P5"><text:span text:style-name="T3">Título/Tema</text:span>: <text:span text:style-name="T25">Implementacion e integracion de multiples metodos de preprocesado, analisis y comparacion de huellas dactilares.</text:span></text:p>
        <text:p text:style-name="P5"><text:span text:style-name="T3">Área o Dominio de Aplicación:</text:span> <text:span text:style-name="T26">Procesamiento de Imagenes, Vision por Computadora.</text:span></text:p>
        <text:p text:style-name="P9"><text:span text:style-name="T3">Alumno</text:span>: <text:span text:style-name="T27">Nicolas Landau.</text:span></text:p>
        <text:p text:style-name="P5"><text:span text:style-name="T3">Director</text:span>: …</text:p>
        <text:p text:style-name="P10"><text:span text:style-name="T4">Co-director</text:span>: …</text:p>
        <text:p text:style-name="P10"><text:span text:style-name="T4">Auxiliar colaborador</text:span>: …</text:p>
        <text:p text:style-name="P5"/>
        <text:p text:style-name="P5"/>
        <text:p text:style-name="P5"><text:span text:style-name="T2">Introducción</text:span></text:p>
        <text:p text:style-name="P6"><text:span text:style-name="T28">El analisis de huellas dactilares es un </text:span><text:span text:style-name="T20">metodo</text:span><text:span text:style-name="T28"> de identificacion biometrico ampliamente utilizado en todo el mundo. </text:span><text:span text:style-name="T29">Desde identificar un criminal a desbloquear un telefono, los requisitos de efectividad y velocidad son variadas y por eso existen numerosos metodos para solucionar cada una de las etapas necesarias para describir y anali</text:span><text:span text:style-name="T21">z</text:span><text:span text:style-name="T29">ar huellas dactilares</text:span></text:p>
        <text:p text:style-name="P5"/>
        <text:p text:style-name="P19">Objetivos</text:p>
        <text:p text:style-name="P11">Objetivos generales del trabajo</text:p>
        <text:p text:style-name="P12">Objetivos particulares</text:p>
        <text:p text:style-name="P11"/>
        <text:p text:style-name="P19">Metodología a emplear</text:p>
        <text:p text:style-name="P5"/>
        <text:p text:style-name="P5"/>
        <text:p text:style-name="P5"/>
        <text:p text:style-name="P19">Actividades y Cronograma Tentativo</text:p>
        <text:p text:style-name="P21"/>
        <text:p text:style-name="P21">Para el desarrollo del Proyecto Final propuesto se prevén las siguientes actividades y estimaciones de tiempo:</text:p>
        <text:p text:style-name="P3">A1: ...</text:p>
        <text:p text:style-name="P3">A2: ...</text:p>
        <text:p text:style-name="P3">A3: ...</text:p>
        <text:p text:style-name="P3">A4: ...</text:p>
        <text:p text:style-name="P3">A5: ...</text:p>
        <text:p text:style-name="P3"/>
        <text:p text:style-name="P14">Hacer un cronograma por semanas. Lo esperable es que el proyecto final se realice en el lapso de un cuatrimestre, por lo que estaría bien estimar 16 semanas.</text:p>
        <text:p text:style-name="P13"/>
        <table:table table:name="Table1" table:style-name="Table1">
          <table:table-column table:style-name="Table1.A" table:number-columns-repeated="4"/>
          <table:table-column table:style-name="Table1.E"/>
          <table:table-column table:style-name="Table1.A"/>
          <table:table-column table:style-name="Table1.E"/>
          <table:table-column table:style-name="Table1.A"/>
          <table:table-column table:style-name="Table1.E"/>
          <table:table-column table:style-name="Table1.A" table:number-columns-repeated="2"/>
          <table:table-column table:style-name="Table1.E"/>
          <table:table-column table:style-name="Table1.A"/>
          <table:table-column table:style-name="Table1.E"/>
          <table:table-column table:style-name="Table1.A"/>
          <table:table-column table:style-name="Table1.E"/>
          <table:table-column table:style-name="Table1.A"/>
          <table:table-column table:style-name="Table1.R"/>
          <table:table-row>
            <table:table-cell table:style-name="Table1.A1" office:value-type="string">
              <text:p text:style-name="P24"/>
            </table:table-cell>
            <table:table-cell table:style-name="Table1.A1" office:value-type="string">
              <text:p text:style-name="P24"/>
            </table:table-cell>
            <table:table-cell table:style-name="Table1.C1" table:number-columns-spanned="16" office:value-type="string">
              <text:p text:style-name="P25">Seman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24"/>
            </table:table-cell>
            <table:table-cell table:style-name="Table1.A1" office:value-type="string">
              <text:p text:style-name="P24"/>
            </table:table-cell>
            <table:table-cell table:style-name="Table1.C2" office:value-type="string">
              <text:p text:style-name="P24">1</text:p>
            </table:table-cell>
            <table:table-cell table:style-name="Table1.C2" office:value-type="string">
              <text:p text:style-name="P24">2</text:p>
            </table:table-cell>
            <table:table-cell table:style-name="Table1.C2" office:value-type="string">
              <text:p text:style-name="P24">3</text:p>
            </table:table-cell>
            <table:table-cell table:style-name="Table1.C2" office:value-type="string">
              <text:p text:style-name="P24">4</text:p>
            </table:table-cell>
            <table:table-cell table:style-name="Table1.C2" office:value-type="string">
              <text:p text:style-name="P24">5</text:p>
            </table:table-cell>
            <table:table-cell table:style-name="Table1.C2" office:value-type="string">
              <text:p text:style-name="P24">6</text:p>
            </table:table-cell>
            <table:table-cell table:style-name="Table1.C2" office:value-type="string">
              <text:p text:style-name="P24">7</text:p>
            </table:table-cell>
            <table:table-cell table:style-name="Table1.C2" office:value-type="string">
              <text:p text:style-name="P24">8</text:p>
            </table:table-cell>
            <table:table-cell table:style-name="Table1.C2" office:value-type="string">
              <text:p text:style-name="P24">9</text:p>
            </table:table-cell>
            <table:table-cell table:style-name="Table1.C2" office:value-type="string">
              <text:p text:style-name="P24">10</text:p>
            </table:table-cell>
            <table:table-cell table:style-name="Table1.C2" office:value-type="string">
              <text:p text:style-name="P24">11</text:p>
            </table:table-cell>
            <table:table-cell table:style-name="Table1.C2" office:value-type="string">
              <text:p text:style-name="P24">12</text:p>
            </table:table-cell>
            <table:table-cell table:style-name="Table1.C2" office:value-type="string">
              <text:p text:style-name="P24">13</text:p>
            </table:table-cell>
            <table:table-cell table:style-name="Table1.C2" office:value-type="string">
              <text:p text:style-name="P24">14</text:p>
            </table:table-cell>
            <table:table-cell table:style-name="Table1.C2" office:value-type="string">
              <text:p text:style-name="P24">15</text:p>
            </table:table-cell>
            <table:table-cell table:style-name="Table1.R2" office:value-type="string">
              <text:p text:style-name="P24">16</text:p>
            </table:table-cell>
          </table:table-row>
          <table:table-row>
            <table:table-cell table:style-name="Table1.C2" table:number-rows-spanned="5" office:value-type="string">
              <text:p text:style-name="P26">Acti</text:p>
              <text:p text:style-name="P26">vidades</text:p>
            </table:table-cell>
            <table:table-cell table:style-name="Table1.C1" office:value-type="string">
              <text:p text:style-name="P24">A1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R2" office:value-type="string">
              <text:p text:style-name="P23"/>
            </table:table-cell>
          </table:table-row>
          <table:table-row>
            <table:covered-table-cell/>
            <table:table-cell table:style-name="Table1.C2" office:value-type="string">
              <text:p text:style-name="P24">A2</text:p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6">x</text:p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R2" office:value-type="string">
              <text:p text:style-name="P23"/>
            </table:table-cell>
          </table:table-row>
          <table:table-row>
            <table:covered-table-cell/>
            <table:table-cell table:style-name="Table1.C2" office:value-type="string">
              <text:p text:style-name="P24">A3</text:p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R2" office:value-type="string">
              <text:p text:style-name="P23"/>
            </table:table-cell>
          </table:table-row>
          <table:table-row>
            <table:covered-table-cell/>
            <table:table-cell table:style-name="Table1.C2" office:value-type="string">
              <text:p text:style-name="P24">A4</text:p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R2" office:value-type="string">
              <text:p text:style-name="P23"/>
            </table:table-cell>
          </table:table-row>
          <table:table-row>
            <table:covered-table-cell/>
            <table:table-cell table:style-name="Table1.C2" office:value-type="string">
              <text:p text:style-name="P24">A5</text:p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3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C2" office:value-type="string">
              <text:p text:style-name="P26"/>
            </table:table-cell>
            <table:table-cell table:style-name="Table1.R2" office:value-type="string">
              <text:p text:style-name="P26"/>
            </table:table-cell>
          </table:table-row>
        </table:table>
        <text:p text:style-name="P13"/>
        <text:p text:style-name="P7"><text:soft-page-break/></text:p>
        <text:p text:style-name="P21">Paralelamente al desarrollo de estas actividades se procederá a la preparación del Informe correspondiente al Proyecto Final.</text:p>
        <text:p text:style-name="P21"/>
        <text:p text:style-name="P19">Vinculación con Proyectos de Investigación del DCIC</text:p>
        <text:p text:style-name="P18"/>
        <text:p text:style-name="P22">Indicar si la propuesta se encuentra vinculada a algún proyecto de investigación del DCIC. Esto es algo que el director debe informar.</text:p>
        <text:p text:style-name="P5"/>
        <text:p text:style-name="P5"/>
        <text:p text:style-name="P5"/>
        <text:p text:style-name="P5"/>
        <text:p text:style-name="P15">Firma de los involucrados</text:p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65in" loext:contextual-spacing="false" fo:line-height="120%"/>
      <style:text-properties style:font-name-asian="Courier New1" style:font-family-asian="'Courier New'" style:font-family-generic-asian="system" style:font-pitch-asian="variable"/>
    </style:style>
    <style:style style:name="List" style:family="paragraph" style:parent-style-name="Text_20_body" style:default-outline-level="" style:class="list">
      <style:paragraph-properties fo:margin-top="0in" fo:margin-bottom="0.0965in" loext:contextual-spacing="false" fo:line-height="120%"/>
    </style:style>
    <style:style style:name="Caption" style:family="paragraph" style:parent-style-name="Standard" style:default-outline-level="" style:class="extra">
      <style:paragraph-properties fo:margin-top="0.0827in" fo:margin-bottom="0.0827in" loext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 fo:keep-with-next="always"/>
      <style:text-properties style:font-name="Liberation Sans1" fo:font-family="'Liberation Sans'" style:font-family-generic="swiss" style:font-pitch="variable" fo:font-size="17pt" fo:font-weight="bold" style:font-size-asian="17pt" style:font-weight-asian="bold" style:font-size-complex="14pt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 fo:keep-with-next="always"/>
      <style:text-properties style:font-name="Liberation Sans1" fo:font-family="'Liberation Sans'" style:font-family-generic="swiss" style:font-pitch="variable" fo:font-weight="bold" style:font-weight-asian="bold" style:font-size-complex="14pt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 fo:keep-with-next="always"/>
      <style:text-properties style:font-name="Liberation Sans1" fo:font-family="'Liberation Sans'" style:font-family-generic="swiss" style:font-pitch="variable" fo:font-weight="bold" style:font-weight-asian="bold" style:font-size-complex="14pt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1in" fo:margin-right="1in" fo:margin-top="0in" fo:margin-bottom="0.0827in" loext:contextual-spacing="false" fo:orphans="0" fo:widows="0" fo:text-indent="0in" style:auto-text-indent="false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 fo:orphans="0" fo:widows="0">
        <style:tab-stops>
          <style:tab-stop style:position="1.1in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Header" style:display-name="Contents Header" style:family="paragraph" style:default-outline-level="">
      <style:paragraph-properties fo:margin-top="0.1665in" fo:margin-bottom="0.0827in" loext:contextual-spacing="false" fo:text-align="center" style:justify-single-word="false" fo:orphans="0" fo:widows="0"/>
      <style:text-properties style:use-window-font-color="true" style:font-name="Liberation Sans" fo:font-family="'Liberation Sans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style:font-name-asian="Courier New1" style:font-family-asian="'Courier New'" style:font-family-generic-asian="system" style:font-pitch-asian="variable"/>
    </style:style>
    <style:style style:name="Endnote_20_Symbol" style:display-name="Endnote Symbol" style:family="paragraph" style:parent-style-name="Standard" style:default-outline-level="">
      <style:text-properties style:font-name-asian="Courier New1" style:font-family-asian="'Courier New'" style:font-family-generic-asian="system" style:font-pitch-asian="variable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name-asian="Courier New1" style:font-family-asian="'Courier New'" style:font-family-generic-asian="system" style:font-pitch-asian="variable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0.5in" fo:margin-right="0in" fo:orphans="0" fo:widows="0" fo:text-indent="-0.2984in" style:auto-text-indent="false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Numbered_20_Heading_20_1" style:display-name="Numbered Heading 1" style:family="paragraph" style:parent-style-name="Heading_20_1" style:default-outline-level="">
      <style:paragraph-properties fo:margin-top="0.3055in" fo:margin-bottom="0.0417in" loext:contextual-spacing="false" fo:keep-with-next="always">
        <style:tab-stops>
          <style:tab-stop style:position="0.2992in"/>
        </style:tab-stops>
      </style:paragraph-properties>
      <style:text-properties style:font-name="Liberation Sans1" fo:font-family="'Liberation Sans'" style:font-family-generic="swiss" style:font-pitch="variable" fo:font-size="17pt" fo:font-weight="bold" style:font-size-asian="17pt" style:font-weight-asian="bold" style:font-size-complex="14pt"/>
    </style:style>
    <style:style style:name="Numbered_20_Heading_20_2" style:display-name="Numbered Heading 2" style:family="paragraph" style:parent-style-name="Heading_20_2" style:default-outline-level="">
      <style:paragraph-properties fo:margin-top="0.3055in" fo:margin-bottom="0.0417in" loext:contextual-spacing="false" fo:keep-with-next="always">
        <style:tab-stops>
          <style:tab-stop style:position="0.2992in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/>
    </style:style>
    <style:style style:name="Numbered_20_Heading_20_3" style:display-name="Numbered Heading 3" style:family="paragraph" style:parent-style-name="Heading_20_3" style:default-outline-level="">
      <style:paragraph-properties fo:margin-top="0.3055in" fo:margin-bottom="0.0417in" loext:contextual-spacing="false" fo:keep-with-next="always">
        <style:tab-stops>
          <style:tab-stop style:position="0.2992in"/>
        </style:tab-stops>
      </style:paragraph-properties>
      <style:text-properties style:font-name="Liberation Sans1" fo:font-family="'Liberation Sans'" style:font-family-generic="swiss" style:font-pitch="variable" fo:font-weight="bold" style:font-weight-asian="bold" style:font-size-complex="14pt"/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Plain_20_Text" style:display-name="Plain Text" style:family="paragraph" style:default-outline-level="">
      <style:paragraph-properties fo:orphans="0" fo:widows="0"/>
      <style:text-properties style:use-window-font-color="true" style:font-name="Courier New" fo:font-family="'Courier New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Section_20_Heading" style:display-name="Section Heading" style:family="paragraph" style:default-outline-level="">
      <style:paragraph-properties fo:orphans="0" fo:widows="0">
        <style:tab-stops>
          <style:tab-stop style:position="1.1in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text-properties style:font-name-asian="Courier New1" style:font-family-asian="'Courier New'" style:font-family-generic-asian="system" style:font-pitch-asian="variabl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name-asian="Courier New1" style:font-family-asian="'Courier New'" style:font-family-generic-asian="system" style:font-pitch-asian="variable" style:font-weight-asian="bold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Upper_20_Case_20_List" style:display-name="Upper Case List" style:family="paragraph" style:default-outline-level="">
      <style:paragraph-properties fo:margin-left="0.5in" fo:margin-right="0in" fo:orphans="0" fo:widows="0" fo:text-indent="-0.2984in" style:auto-text-indent="false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Upper_20_Roman_20_List" style:display-name="Upper Roman List" style:family="paragraph" style:default-outline-level="">
      <style:paragraph-properties fo:margin-left="0.5in" fo:margin-right="0in" fo:orphans="0" fo:widows="0" fo:text-indent="-0.2984in" style:auto-text-indent="false"/>
      <style:text-properties style:use-window-font-color="true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06T20:52:30.273228838</dc:date>
    <meta:editing-duration>PT36M37S</meta:editing-duration>
    <meta:editing-cycles>14</meta:editing-cycles>
    <meta:document-statistic meta:table-count="1" meta:image-count="0" meta:object-count="0" meta:page-count="3" meta:paragraph-count="71" meta:word-count="342" meta:character-count="2074" meta:non-whitespace-character-count="1795"/>
  </office:meta>
</office:document-meta>
</file>